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ohit Devanagari1" svg:font-family="'Lohit Devanagar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86211" officeooo:paragraph-rsid="00086211"/>
    </style:style>
    <style:style style:name="P2" style:family="paragraph" style:parent-style-name="Standard">
      <style:text-properties officeooo:rsid="00091d1c" officeooo:paragraph-rsid="00091d1c"/>
    </style:style>
    <style:style style:name="P3" style:family="paragraph" style:parent-style-name="Text_20_body">
      <style:paragraph-properties fo:margin-top="0in" fo:margin-bottom="0in" loext:contextual-spacing="false" fo:line-height="120%"/>
      <style:text-properties style:font-name="Courier New" fo:font-size="10pt"/>
    </style:style>
    <style:style style:name="P4" style:family="paragraph" style:parent-style-name="Standard">
      <style:paragraph-properties fo:margin-left="0.7398in" fo:margin-right="0in" fo:text-indent="0in" style:auto-text-indent="false">
        <style:tab-stops/>
      </style:paragraph-properties>
    </style:style>
    <style:style style:name="P5" style:family="paragraph" style:parent-style-name="Standard">
      <style:text-properties officeooo:rsid="00086211" officeooo:paragraph-rsid="00086211"/>
    </style:style>
    <style:style style:name="P6" style:family="paragraph" style:parent-style-name="Standard" style:list-style-name="L2"/>
    <style:style style:name="T1" style:family="text">
      <style:text-properties officeooo:rsid="000975c0"/>
    </style:style>
    <style:style style:name="T2" style:family="text">
      <style:text-properties officeooo:rsid="000b4882"/>
    </style:style>
    <style:style style:name="T3" style:family="text">
      <style:text-properties officeooo:rsid="000e8945"/>
    </style:style>
    <style:style style:name="T4" style:family="text">
      <style:text-properties style:language-asian="ko" style:country-asian="KR"/>
    </style:style>
    <text:list-style style:name="L1">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78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278in" fo:margin-left="1.3228in"/>
        </style:list-level-properties>
      </text:list-level-style-number>
      <text:list-level-style-number text:level="4" style:num-suffix="." style:num-format="1">
        <style:list-level-properties text:list-level-position-and-space-mode="label-alignment">
          <style:list-level-label-alignment text:label-followed-by="listtab" fo:text-indent="-0.278in" fo:margin-left="1.600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78in" fo:margin-left="1.87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78in" fo:margin-left="2.1563in"/>
        </style:list-level-properties>
      </text:list-level-style-number>
      <text:list-level-style-number text:level="7" style:num-suffix="." style:num-format="1">
        <style:list-level-properties text:list-level-position-and-space-mode="label-alignment">
          <style:list-level-label-alignment text:label-followed-by="listtab" fo:text-indent="-0.278in" fo:margin-left="2.43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78in" fo:margin-left="2.7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278in" fo:margin-left="2.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7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78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278in" fo:margin-left="1.3228in"/>
        </style:list-level-properties>
      </text:list-level-style-number>
      <text:list-level-style-number text:level="4" style:num-suffix="." style:num-format="1">
        <style:list-level-properties text:list-level-position-and-space-mode="label-alignment">
          <style:list-level-label-alignment text:label-followed-by="listtab" fo:text-indent="-0.278in" fo:margin-left="1.600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78in" fo:margin-left="1.87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78in" fo:margin-left="2.1563in"/>
        </style:list-level-properties>
      </text:list-level-style-number>
      <text:list-level-style-number text:level="7" style:num-suffix="." style:num-format="1">
        <style:list-level-properties text:list-level-position-and-space-mode="label-alignment">
          <style:list-level-label-alignment text:label-followed-by="listtab" fo:text-indent="-0.278in" fo:margin-left="2.433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78in" fo:margin-left="2.7118in"/>
        </style:list-level-properties>
      </text:list-level-style-number>
      <text:list-level-style-number text:level="9" style:num-suffix="." style:num-format="i">
        <style:list-level-properties text:list-level-position-and-space-mode="label-alignment" fo:text-align="end">
          <style:list-level-label-alignment text:label-followed-by="listtab" fo:text-indent="-0.278in" fo:margin-left="2.98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ease prepare a 1 page slide of your team's project idea including the problem statement and technical challenges of the proposed solution.</text:p>
      <text:p text:style-name="Standard"/>
      <text:p text:style-name="Standard"/>
      <text:p text:style-name="Standard"/>
      <text:p text:style-name="Standard"/>
      <text:p text:style-name="P1">Problem Statement</text:p>
      <text:p text:style-name="P1"/>
      <text:p text:style-name="P2"><text:tab/>Instant messaging services usually implies giving your conversation data to the service provider, with <text:span text:style-name="T1">absolutely </text:span>no control on <text:span text:style-name="T1">it</text:span>. Although this can practical for some reasons, this is sometime useless and inefficient. <text:span text:style-name="T2">Whattsapp, KakaoTalk and Telegram for example forces the user to send the messages to their server, this could be avoided. </text:span>Indeed, when two people are connected, these two may want to talk directly to each other without <text:span text:style-name="T1">allowing an eventual eavesdropper from the provider to spy on the discussion.</text:span></text:p>
      <text:p text:style-name="P2"><text:tab/><text:span text:style-name="T2">Nowadays there are services specifically designed to solve this privacy problem, for example the protocol Tox is one of the most private way to communicate instantly. Nevertheless they lack the convenience of the other ones, for example letting two people send messages to each other even when one is disconnected.</text:span></text:p>
      <text:p text:style-name="P2"><text:tab/><text:span text:style-name="T2">The problem is therefore to let the users choose between convenience and privacy, when they have the choice. If one person is disconnected, the other user should be able to decide either to wait until he connects, or to send him a message that will be stored in the provider’s server to permit the message to be delivered. And when the two people are connected, they should be able to avoid sending their messages to the provider’s server, and therefore having a private conversation.</text:span></text:p>
      <text:p text:style-name="P2"><text:tab/><text:span text:style-name="T3">One could say that encryption could solve this problem. If the server can’t decrypt the messages yes it would solve it. However the automatic encryption in the apps are designed by the service provider, and therefore it may know the decryption method. Moreover encryption is not currently unbreakable. Therefore we think that a service that not only encrypts messages but also avoid unnecessary data collection is an interesting project.</text:span></text:p>
      <text:p text:style-name="Standard"/>
      <text:p text:style-name="Standard"/>
      <text:p text:style-name="Standard">Technical Challenges</text:p>
      <text:list xml:id="list305356490956782752" text:style-name="L2">
        <text:list-item>
          <text:p text:style-name="P6">Peer authentication – When two user try to connect directly, each user must make sure that the other user is the real one. Even if each user knows the address of the other given by server, forgery is possible. Therefore authentication is important for security reason, as my peer actually can be an attacker, a sniffer, or any other entity which has intention to exploit the connection for some malicious goal. To solve this problem, we need to find one which both user can trust. Before establishing direct connection, the only party users can trust is server. We need to design a mechanism for server to coordinate connection making process.</text:p>
        </text:list-item>
      </text:list>
      <text:p text:style-name="P4"/>
      <text:list xml:id="list162815796861069" text:continue-numbering="true" text:style-name="L2">
        <text:list-item>
          <text:p text:style-name="P6"><text:span text:style-name="기본_20_단락_20_글꼴"><text:span text:style-name="T4">NAT shadowing – In network NAT(Network Address Translation) remaps IP address and port number of hosts inside firewall to public IP and arbitrary port number. It is deployed for security, network utilization purpose. If two hosts are behind NAT, then direct connection making between them may be very hard, especially from the fact we are designing our service for web platform. Hole punching mechanism can solve the problem but it will be difficult to implement because we can’t do socket programming directly in web browse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ohit Devanagari1" svg:font-family="'Lohit Devanagar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캡션"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목록" style:family="paragraph" style:parent-style-name="Text_20_body">
      <style:paragraph-properties fo:hyphenation-ladder-count="no-limit"/>
      <style:text-properties fo:hyphenate="false" fo:hyphenation-remain-char-count="2" fo:hyphenation-push-char-count="2"/>
    </style:style>
    <style:style style:name="표준" style:family="paragraph">
      <style:paragraph-properties fo:orphans="0" fo:widows="0" fo:hyphenation-ladder-count="no-limit" style:text-autospace="none" style:line-break="normal"/>
      <style:text-properties fo:hyphenate="false" fo:hyphenation-remain-char-count="2" fo:hyphenation-push-char-count="2"/>
    </style:style>
    <style:style style:name="기본_20_단락_20_글꼴" style:display-name="기본 단락 글꼴"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true" style:layout-grid-display="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20:46:05.249204465</meta:creation-date>
    <dc:date>2016-09-11T16:28:14.472597979</dc:date>
    <meta:editing-duration>PT27M48S</meta:editing-duration>
    <meta:editing-cycles>10</meta:editing-cycles>
    <meta:generator>LibreOffice/5.1.5.2$Linux_X86_64 LibreOffice_project/10$Build-2</meta:generator>
    <meta:document-statistic meta:table-count="0" meta:image-count="0" meta:object-count="0" meta:page-count="1" meta:paragraph-count="9" meta:word-count="505" meta:character-count="3106" meta:non-whitespace-character-count="2606"/>
  </office:meta>
</office:document-meta>
</file>